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3443c"/>
    </style:style>
    <style:style style:name="P2" style:family="paragraph" style:parent-style-name="Standard">
      <style:text-properties fo:language="el" fo:country="GR" officeooo:rsid="0013443c" officeooo:paragraph-rsid="0013443c"/>
    </style:style>
    <style:style style:name="P3" style:family="paragraph" style:parent-style-name="Standard">
      <style:text-properties fo:language="el" fo:country="GR" officeooo:rsid="00185b14" officeooo:paragraph-rsid="00185b14"/>
    </style:style>
    <style:style style:name="P4" style:family="paragraph" style:parent-style-name="Standard">
      <style:text-properties fo:language="el" fo:country="GR" fo:font-weight="bold" officeooo:rsid="0013443c" officeooo:paragraph-rsid="0013443c" style:font-weight-asian="bold" style:font-weight-complex="bold"/>
    </style:style>
    <style:style style:name="P5" style:family="paragraph" style:parent-style-name="Standard">
      <style:text-properties fo:language="el" fo:country="GR" officeooo:rsid="001c7b62" officeooo:paragraph-rsid="001c7b62"/>
    </style:style>
    <style:style style:name="P6" style:family="paragraph" style:parent-style-name="Standard">
      <style:text-properties fo:language="en" fo:country="US" officeooo:rsid="0013443c" officeooo:paragraph-rsid="0013443c"/>
    </style:style>
    <style:style style:name="P7" style:family="paragraph" style:parent-style-name="Standard">
      <style:text-properties style:font-name="Courier New" fo:font-size="12pt" fo:language="en" fo:country="US" style:font-size-asian="12pt"/>
    </style:style>
    <style:style style:name="P8" style:family="paragraph" style:parent-style-name="Standard">
      <style:text-properties style:font-name="Courier New" fo:font-size="12pt" fo:language="en" fo:country="US" officeooo:paragraph-rsid="0013443c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3pt" fo:language="el" fo:country="GR" fo:font-weight="bold" officeooo:rsid="0013443c" officeooo:paragraph-rsid="0013443c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000000" style:font-name="Consolas" fo:font-size="9.5pt" fo:background-color="#ffffff" style:font-size-asian="9.5pt"/>
    </style:style>
    <style:style style:name="P11" style:family="paragraph" style:parent-style-name="Standard">
      <style:text-properties fo:color="#000000" style:font-name="Consolas" fo:font-size="9.5pt" fo:font-style="normal" fo:background-color="#ffffff" style:font-size-asian="9.5pt" style:font-style-asian="normal"/>
    </style:style>
    <style:style style:name="P12" style:family="paragraph" style:parent-style-name="Standard">
      <style:text-properties officeooo:paragraph-rsid="0025a8e5"/>
    </style:style>
    <style:style style:name="P13" style:family="paragraph" style:parent-style-name="Standard">
      <style:paragraph-properties fo:break-before="page"/>
      <style:text-properties fo:language="el" fo:country="GR" fo:font-weight="bold" officeooo:rsid="0013443c" officeooo:paragraph-rsid="0013443c" style:font-weight-asian="bold" style:font-weight-complex="bold"/>
    </style:style>
    <style:style style:name="P14" style:family="paragraph" style:parent-style-name="Standard">
      <style:text-properties fo:language="en" fo:country="US" officeooo:rsid="001c7b62" officeooo:paragraph-rsid="001c7b62"/>
    </style:style>
    <style:style style:name="P15" style:family="paragraph" style:parent-style-name="Standard">
      <style:text-properties fo:language="en" fo:country="US" fo:font-weight="bold" officeooo:rsid="001c7b62" officeooo:paragraph-rsid="001c7b62" style:font-weight-asian="bold" style:font-weight-complex="bold"/>
    </style:style>
    <style:style style:name="P16" style:family="paragraph" style:parent-style-name="Standard">
      <style:text-properties fo:color="#008000" style:font-name="Consolas" fo:font-size="9.5pt" fo:language="en" fo:country="US" fo:font-weight="bold" officeooo:rsid="001c7b62" officeooo:paragraph-rsid="001c7b62" fo:background-color="#ffffff" style:font-size-asian="9.5pt" style:font-weight-asian="bold" style:font-weight-complex="bold"/>
    </style:style>
    <style:style style:name="P17" style:family="paragraph" style:parent-style-name="Standard">
      <style:text-properties fo:color="#008000" style:font-name="Consolas" fo:font-size="9.5pt" fo:background-color="#ffffff" style:font-size-asian="9.5pt"/>
    </style:style>
    <style:style style:name="P18" style:family="paragraph" style:parent-style-name="Standard">
      <style:text-properties fo:color="#008000" style:font-name="Consolas" fo:font-size="9.5pt" fo:language="el" fo:country="GR" officeooo:rsid="0013443c" officeooo:paragraph-rsid="0013443c" fo:background-color="#ffffff" style:font-size-asian="9.5pt"/>
    </style:style>
    <style:style style:name="P19" style:family="paragraph" style:parent-style-name="Standard">
      <style:text-properties fo:color="#008000" style:font-name="Consolas" fo:font-size="9.5pt" fo:font-style="normal" fo:background-color="#ffffff" style:font-size-asian="9.5pt" style:font-style-asian="normal"/>
    </style:style>
    <style:style style:name="P20" style:family="paragraph" style:parent-style-name="Standard">
      <style:text-properties fo:color="#000000" style:font-name="Consolas" fo:font-size="9.5pt" fo:background-color="#ffffff" style:font-size-asian="9.5pt"/>
    </style:style>
    <style:style style:name="P21" style:family="paragraph" style:parent-style-name="Standard">
      <style:text-properties fo:color="#000000" style:font-name="Consolas" fo:font-size="9.5pt" officeooo:paragraph-rsid="001c7b62" fo:background-color="#ffffff" style:font-size-asian="9.5pt"/>
    </style:style>
    <style:style style:name="P22" style:family="paragraph" style:parent-style-name="Standard">
      <style:text-properties fo:color="#000000" style:font-name="Consolas" fo:font-size="9.5pt" fo:font-style="normal" fo:background-color="#ffffff" style:font-size-asian="9.5pt" style:font-style-asian="normal"/>
    </style:style>
    <style:style style:name="P23" style:family="paragraph" style:parent-style-name="Standard">
      <style:text-properties fo:color="#a31515" style:font-name="Consolas" fo:font-size="9.5pt" fo:background-color="#ffffff" style:font-size-asian="9.5pt"/>
    </style:style>
    <style:style style:name="P24" style:family="paragraph" style:parent-style-name="Standard">
      <style:text-properties fo:color="#a31515" style:font-name="Consolas" fo:font-size="9.5pt" fo:font-style="normal" fo:background-color="#ffffff" style:font-size-asian="9.5pt" style:font-style-asian="normal"/>
    </style:style>
    <style:style style:name="P25" style:family="paragraph" style:parent-style-name="Standard">
      <style:text-properties fo:color="#a31515" style:font-name="Consolas" fo:font-size="9.5pt" fo:font-style="normal" officeooo:paragraph-rsid="0025a8e5" fo:background-color="#ffffff" style:font-size-asian="9.5pt" style:font-style-asian="normal"/>
    </style:style>
    <style:style style:name="P26" style:family="paragraph" style:parent-style-name="Standard">
      <style:text-properties style:font-name="Courier New" fo:font-size="12pt" fo:language="en" fo:country="US" officeooo:paragraph-rsid="0013443c" style:font-size-asian="12pt"/>
    </style:style>
    <style:style style:name="P27" style:family="paragraph" style:parent-style-name="Standard">
      <style:text-properties fo:language="el" fo:country="GR" officeooo:rsid="0013443c" officeooo:paragraph-rsid="001c7b62"/>
    </style:style>
    <style:style style:name="P28" style:family="paragraph" style:parent-style-name="Standard">
      <style:paragraph-properties fo:break-before="page"/>
      <style:text-properties fo:language="el" fo:country="GR" fo:font-weight="bold" officeooo:rsid="0013443c" officeooo:paragraph-rsid="0013443c" style:font-weight-asian="bold" style:font-weight-complex="bold"/>
    </style:style>
    <style:style style:name="P29" style:family="paragraph" style:parent-style-name="Standard">
      <style:paragraph-properties fo:break-before="page"/>
      <style:text-properties fo:language="el" fo:country="GR" fo:font-weight="bold" officeooo:rsid="002ceaa4" officeooo:paragraph-rsid="002ceaa4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3e49"/>
    </style:style>
    <style:style style:name="T3" style:family="text">
      <style:text-properties fo:language="en" fo:country="US" officeooo:rsid="002b9143"/>
    </style:style>
    <style:style style:name="T4" style:family="text">
      <style:text-properties fo:language="en" fo:country="US" officeooo:rsid="002ceaa4"/>
    </style:style>
    <style:style style:name="T5" style:family="text">
      <style:text-properties officeooo:rsid="00188a5d"/>
    </style:style>
    <style:style style:name="T6" style:family="text">
      <style:text-properties fo:color="#008000" style:font-name="Consolas" fo:font-size="9.5pt" fo:background-color="#ffffff" loext:char-shading-value="0" style:font-size-asian="9.5pt"/>
    </style:style>
    <style:style style:name="T7" style:family="text">
      <style:text-properties fo:color="#008000" style:font-name="Consolas" fo:font-size="9.5pt" fo:font-style="normal" fo:background-color="#ffffff" loext:char-shading-value="0" style:font-size-asian="9.5pt" style:font-style-asian="normal"/>
    </style:style>
    <style:style style:name="T8" style:family="text">
      <style:text-properties fo:color="#008000" style:font-name="Consolas" fo:font-size="9.5pt" fo:font-style="normal" officeooo:rsid="00238b03" fo:background-color="#ffffff" loext:char-shading-value="0" style:font-size-asian="9.5pt" style:font-style-asian="normal"/>
    </style:style>
    <style:style style:name="T9" style:family="text">
      <style:text-properties fo:color="#008000" style:font-name="Consolas" fo:font-size="9.5pt" fo:font-style="normal" officeooo:rsid="00240662" fo:background-color="#ffffff" loext:char-shading-value="0" style:font-size-asian="9.5pt" style:font-style-asian="normal"/>
    </style:style>
    <style:style style:name="T10" style:family="text">
      <style:text-properties fo:color="#a31515" style:font-name="Consolas" fo:font-size="9.5pt" fo:background-color="#ffffff" loext:char-shading-value="0" style:font-size-asian="9.5pt"/>
    </style:style>
    <style:style style:name="T11" style:family="text">
      <style:text-properties fo:color="#a31515" style:font-name="Consolas" fo:font-size="9.5pt" fo:font-style="normal" fo:background-color="#ffffff" loext:char-shading-value="0" style:font-size-asian="9.5pt" style:font-style-asian="normal"/>
    </style:style>
    <style:style style:name="T12" style:family="text">
      <style:text-properties fo:color="#0000ff" style:font-name="Consolas" fo:font-size="9.5pt" fo:background-color="#ffffff" loext:char-shading-value="0" style:font-size-asian="9.5pt"/>
    </style:style>
    <style:style style:name="T13" style:family="text">
      <style:text-properties fo:color="#0000ff" style:font-name="Consolas" fo:font-size="9.5pt" fo:font-style="normal" fo:background-color="#ffffff" loext:char-shading-value="0" style:font-size-asian="9.5pt" style:font-style-asian="normal"/>
    </style:style>
    <style:style style:name="T14" style:family="text">
      <style:text-properties fo:color="#000000" style:font-name="Consolas" fo:font-size="9.5pt" fo:background-color="#ffffff" loext:char-shading-value="0" style:font-size-asian="9.5pt"/>
    </style:style>
    <style:style style:name="T15" style:family="text">
      <style:text-properties fo:color="#000000" style:font-name="Consolas" fo:font-size="9.5pt" fo:font-style="normal" fo:background-color="#ffffff" loext:char-shading-value="0" style:font-size-asian="9.5pt" style:font-style-asian="normal"/>
    </style:style>
    <style:style style:name="T16" style:family="text">
      <style:text-properties fo:color="#000000" style:font-name="Consolas" fo:font-size="9.5pt" fo:font-style="normal" officeooo:rsid="00234d85" fo:background-color="#ffffff" loext:char-shading-value="0" style:font-size-asian="9.5pt" style:font-style-asian="normal"/>
    </style:style>
    <style:style style:name="T17" style:family="text">
      <style:text-properties fo:color="#000080" style:font-name="Consolas" fo:font-size="9.5pt" fo:background-color="#ffffff" loext:char-shading-value="0" style:font-size-asian="9.5pt"/>
    </style:style>
    <style:style style:name="T18" style:family="text">
      <style:text-properties fo:color="#000080" style:font-name="Consolas" fo:font-size="9.5pt" fo:font-style="normal" fo:background-color="#ffffff" loext:char-shading-value="0" style:font-size-asian="9.5pt" style:font-style-asian="normal"/>
    </style:style>
    <style:style style:name="T19" style:family="text">
      <style:text-properties fo:color="#880000" style:font-name="Consolas" fo:font-size="9.5pt" fo:background-color="#ffffff" loext:char-shading-value="0" style:font-size-asian="9.5pt"/>
    </style:style>
    <style:style style:name="T20" style:family="text">
      <style:text-properties fo:color="#880000" style:font-name="Consolas" fo:font-size="9.5pt" fo:font-style="normal" fo:background-color="#ffffff" loext:char-shading-value="0" style:font-size-asian="9.5pt" style:font-style-asian="normal"/>
    </style:style>
    <style:style style:name="T21" style:family="text">
      <style:text-properties fo:color="#a000a0" style:font-name="Consolas" fo:font-size="9.5pt" fo:font-style="italic" fo:background-color="#ffffff" loext:char-shading-value="0" style:font-size-asian="9.5pt" style:font-style-asian="italic"/>
    </style:style>
    <style:style style:name="T22" style:family="text">
      <style:text-properties fo:color="#a000a0" style:font-name="Consolas" fo:font-size="9.5pt" fo:font-style="normal" fo:background-color="#ffffff" loext:char-shading-value="0" style:font-size-asian="9.5pt" style:font-style-asian="normal"/>
    </style:style>
    <style:style style:name="T23" style:family="text">
      <style:text-properties fo:language="el" fo:country="GR" officeooo:rsid="00134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Εργαστήριο Μικρο<text:span text:style-name="T5">ϋ</text:span>πολογιστών</text:p>
      <text:p text:style-name="P2">Θοδωρής Παπαρρηγόπουλος</text:p>
      <text:p text:style-name="P6">el18040</text:p>
      <text:p text:style-name="P2">Ομάδα 21</text:p>
      <text:p text:style-name="P2"/>
      <text:p text:style-name="P9"><text:span text:style-name="T3">3</text:span>ο Εργαστήριο</text:p>
      <text:p text:style-name="P2"/>
      <text:p text:style-name="P4">Άσκηση 1 </text:p>
      <text:p text:style-name="Standard"><text:span text:style-name="T23"><text:s/></text:span></text:p>
      <text:p text:style-name="P21"><text:span text:style-name="T1"/></text:p>
      <text:p text:style-name="P21"><text:span text:style-name="T1">#define F_CPU 8000000<text:tab/><text:tab/><text:tab/> </text:span></text:p>
      <text:p text:style-name="P21"><text:span text:style-name="T1">#include &lt;avr/io.h&gt;</text:span></text:p>
      <text:p text:style-name="P21"><text:span text:style-name="T1">#include &lt;util/delay.h&gt;</text:span></text:p>
      <text:p text:style-name="P21"><text:span text:style-name="T1"/></text:p>
      <text:p text:style-name="P21"><text:span text:style-name="T1">/* Functions Declarations */</text:span></text:p>
      <text:p text:style-name="P21"><text:span text:style-name="T1">void SUCCESS();</text:span></text:p>
      <text:p text:style-name="P21"><text:span text:style-name="T1">void BLINK_FAIL();</text:span></text:p>
      <text:p text:style-name="P21"><text:span text:style-name="T1"/></text:p>
      <text:p text:style-name="P21"><text:span text:style-name="T1">unsigned char scan_row(int i);</text:span></text:p>
      <text:p text:style-name="P21"><text:span text:style-name="T1">unsigned char swap(unsigned char x);</text:span></text:p>
      <text:p text:style-name="P21"><text:span text:style-name="T1">void scan_keypad();</text:span></text:p>
      <text:p text:style-name="P21"><text:span text:style-name="T1">int scan_keypad_rising_edge();</text:span></text:p>
      <text:p text:style-name="P21"><text:span text:style-name="T1">unsigned char keypad_to_ascii();</text:span></text:p>
      <text:p text:style-name="P21"><text:span text:style-name="T1"/></text:p>
      <text:p text:style-name="P21"><text:span text:style-name="T1">/* Global Variables */</text:span></text:p>
      <text:p text:style-name="P21"><text:span text:style-name="T1">unsigned char mem[2], key_reg[2];</text:span></text:p>
      <text:p text:style-name="P21"><text:span text:style-name="T1">unsigned char first, second; // first: First key and second: Second Key; </text:span></text:p>
      <text:p text:style-name="P21"><text:span text:style-name="T1"/></text:p>
      <text:p text:style-name="P21"><text:span text:style-name="T1">int main(void)</text:span></text:p>
      <text:p text:style-name="P21"><text:span text:style-name="T1">{</text:span></text:p>
      <text:p text:style-name="P21"><text:span text:style-name="T1"><text:s text:c="4"/>DDRB = 0xFF; <text:s text:c="7"/></text:span></text:p>
      <text:p text:style-name="P21"><text:span text:style-name="T1"><text:s text:c="4"/>DDRC = 0xF0; <text:s text:c="7"/>// KEYPAD: PORTC[7:4] =&gt; OUTPUT, PORTC[3:0] =&gt; INPUT</text:span></text:p>
      <text:p text:style-name="P21"><text:span text:style-name="T1"><text:s text:c="4"/></text:span></text:p>
      <text:p text:style-name="P21"><text:span text:style-name="T1"><text:s text:c="4"/>while (1) { <text:tab/> <text:s text:c="3"/></text:span></text:p>
      <text:p text:style-name="P21"><text:span text:style-name="T1"><text:tab/> <text:s text:c="3"/>mem[0] = 0; <text:s text:c="2"/></text:span></text:p>
      <text:p text:style-name="P21"><text:span text:style-name="T1"><text:tab/> <text:s text:c="3"/>mem[1] = 0;</text:span></text:p>
      <text:p text:style-name="P21"><text:span text:style-name="T1"><text:tab/> <text:s text:c="3"/>PORTB = 0; </text:span></text:p>
      <text:p text:style-name="P21"><text:span text:style-name="T1"><text:tab/> <text:s text:c="3"/></text:span></text:p>
      <text:p text:style-name="P21"><text:span text:style-name="T1"><text:tab/> <text:s text:c="3"/>while (!scan_keypad_rising_edge()) {}</text:span></text:p>
      <text:p text:style-name="P21"><text:span text:style-name="T1"><text:tab/> <text:s text:c="3"/>first = keypad_to_ascii(); <text:s/></text:span></text:p>
      <text:p text:style-name="P21"><text:span text:style-name="T1"><text:tab/><text:tab/></text:span></text:p>
      <text:p text:style-name="P21"><text:span text:style-name="T1"><text:tab/> <text:s text:c="3"/>// GET SECOND DIGIT</text:span></text:p>
      <text:p text:style-name="P21"><text:span text:style-name="T1"><text:tab/> <text:s text:c="3"/>while(!scan_keypad_rising_edge()){}</text:span></text:p>
      <text:p text:style-name="P21"><text:span text:style-name="T1"><text:tab/> <text:s text:c="3"/>second = keypad_to_ascii();</text:span></text:p>
      <text:p text:style-name="P21"><text:span text:style-name="T1"><text:tab/> <text:s text:c="3"/>if (first == '2' &amp;&amp; second == '1') {</text:span></text:p>
      <text:p text:style-name="P21"><text:span text:style-name="T1"><text:tab/><text:tab/>SUCCESS();</text:span></text:p>
      <text:p text:style-name="P21"><text:span text:style-name="T1"><text:tab/> <text:s text:c="3"/>} else {</text:span></text:p>
      <text:p text:style-name="P21"><text:span text:style-name="T1"><text:tab/> <text:s text:c="3"/><text:tab/>BLINK_FAIL();</text:span></text:p>
      <text:p text:style-name="P21"><text:span text:style-name="T1"><text:tab/> <text:s text:c="3"/>}</text:span></text:p>
      <text:p text:style-name="P21"><text:span text:style-name="T1"><text:s text:c="4"/>}</text:span></text:p>
      <text:p text:style-name="P21"><text:span text:style-name="T1">}</text:span></text:p>
      <text:p text:style-name="P21"><text:span text:style-name="T1"/></text:p>
      <text:p text:style-name="P21"><text:span text:style-name="T1">void SUCCESS() {</text:span></text:p>
      <text:p text:style-name="P21"><text:span text:style-name="T1"><text:tab/>PORTB = 0xFF;</text:span></text:p>
      <text:p text:style-name="P21"><text:span text:style-name="T1"><text:tab/>_delay_ms(4000);</text:span></text:p>
      <text:p text:style-name="P21"><text:span text:style-name="T1"><text:tab/>PORTB = 0x00;</text:span></text:p>
      <text:p text:style-name="P21"><text:span text:style-name="T1">}</text:span></text:p>
      <text:p text:style-name="P21"><text:span text:style-name="T1"/></text:p>
      <text:p text:style-name="P21"><text:span text:style-name="T1">void BLINK_FAIL() {</text:span></text:p>
      <text:p text:style-name="P21"><text:soft-page-break/><text:span text:style-name="T1"><text:tab/>for (int i = 0; i &lt; 4; ++i) {</text:span></text:p>
      <text:p text:style-name="P21"><text:span text:style-name="T1"><text:tab/><text:tab/>PORTB = 0xff;</text:span></text:p>
      <text:p text:style-name="P21"><text:span text:style-name="T1"><text:tab/><text:tab/>_delay_ms(500);</text:span></text:p>
      <text:p text:style-name="P21"><text:span text:style-name="T1"><text:tab/><text:tab/>PORTB = 0x00;</text:span></text:p>
      <text:p text:style-name="P21"><text:span text:style-name="T1"><text:tab/><text:tab/>_delay_ms(500);</text:span></text:p>
      <text:p text:style-name="P21"><text:span text:style-name="T1"><text:tab/>}</text:span></text:p>
      <text:p text:style-name="P21"><text:span text:style-name="T1">} </text:span></text:p>
      <text:p text:style-name="P21"><text:span text:style-name="T1"><text:s/></text:span></text:p>
      <text:p text:style-name="P21"><text:span text:style-name="T1">unsigned char scan_row(int i) { <text:s text:c="2"/>// i = 1,2,3,4</text:span></text:p>
      <text:p text:style-name="P21"><text:span text:style-name="T1"><text:tab/>unsigned char a = ( 1 &lt;&lt; 3 ); // SKIP 3 LSB</text:span></text:p>
      <text:p text:style-name="P21"><text:span text:style-name="T1"><text:tab/>a = (a &lt;&lt; i);<text:tab/><text:tab/><text:tab/>// SELECT ROW ACCORDING TO FUNCTION INPUT i</text:span></text:p>
      <text:p text:style-name="P21"><text:span text:style-name="T1"><text:tab/>PORTC = a;<text:tab/><text:tab/><text:tab/><text:tab/>// WE SELECT ROW BY SETTING CORRESPONDING BIT TO 1</text:span></text:p>
      <text:p text:style-name="P21"><text:span text:style-name="T1"><text:tab/>_delay_us(500);<text:tab/><text:tab/><text:tab/>// DELAY FOR REMOTE USAGE</text:span></text:p>
      <text:p text:style-name="P21"><text:span text:style-name="T1"><text:tab/>return PINC &amp; 0x0F;<text:tab/><text:tab/>// WE READ THE 4 LSB, '1' INDICATES SWITCH PUSHED</text:span></text:p>
      <text:p text:style-name="P21"><text:span text:style-name="T1">}</text:span></text:p>
      <text:p text:style-name="P21"><text:span text:style-name="T1"/></text:p>
      <text:p text:style-name="P21"><text:span text:style-name="T1">/* FUNCTION TO SWAP LO WITH HO BITS */</text:span></text:p>
      <text:p text:style-name="P21"><text:span text:style-name="T1">unsigned char swap(unsigned char x) {</text:span></text:p>
      <text:p text:style-name="P21"><text:span text:style-name="T1"><text:tab/>return ((x &amp; 0x0F) &lt;&lt; 4 | (x &amp; 0xF0) &gt;&gt; 4);</text:span></text:p>
      <text:p text:style-name="P21"><text:span text:style-name="T1">}</text:span></text:p>
      <text:p text:style-name="P21"><text:span text:style-name="T1"/></text:p>
      <text:p text:style-name="P21"><text:span text:style-name="T1">/* SCAN ROWS(1..4) *DIFFERENT ORDER FROM EXERSISE DOCUMENT*</text:span></text:p>
      <text:p text:style-name="P21"><text:span text:style-name="T1">* FIRST ROW: PC4-&gt;PC0: 1, <text:s/>PC4-&gt;PC1: 2, <text:s/>PC4-&gt;PC2: 3, PC4-&gt;PC3: A</text:span></text:p>
      <text:p text:style-name="P21"><text:span text:style-name="T1">* SECOND ROW: PC5-&gt;PC0: 4, <text:s/>PC5-&gt;PC1: 5, <text:s/>PC5-&gt;PC2: 6, PC5-&gt;PC3: B</text:span></text:p>
      <text:p text:style-name="P21"><text:span text:style-name="T1">* THIRD ROW: PC6-&gt;PC0: 7, <text:s/>PC6-&gt;PC1: 8, <text:s/>PC6-&gt;PC2: 9, PC6-&gt;PC3: C</text:span></text:p>
      <text:p text:style-name="P21"><text:span text:style-name="T1">* FOURTH ROW: PC7-&gt;PC0: *, <text:s/>PC7-&gt;PC1: 0, <text:s/>PC7-&gt;PC2: #, PC7-&gt;PC3: D</text:span></text:p>
      <text:p text:style-name="P21"><text:span text:style-name="T1">*/</text:span></text:p>
      <text:p text:style-name="P21"><text:span text:style-name="T1">void scan_keypad() {</text:span></text:p>
      <text:p text:style-name="P21"><text:span text:style-name="T1"><text:tab/>unsigned char i;</text:span></text:p>
      <text:p text:style-name="P21"><text:span text:style-name="T1"><text:tab/></text:span></text:p>
      <text:p text:style-name="P21"><text:span text:style-name="T1"><text:tab/>// check row 1, 0b0001-ROW CORRESPONDING TO PC4</text:span></text:p>
      <text:p text:style-name="P21"><text:span text:style-name="T1"><text:tab/>i = scan_row(1);</text:span></text:p>
      <text:p text:style-name="P21"><text:span text:style-name="T1"><text:tab/>key_reg[1] = swap(i);<text:tab/>//key_reg[1] = first_row(4 MSB)-0000</text:span></text:p>
      <text:p text:style-name="P21"><text:span text:style-name="T1"><text:tab/></text:span></text:p>
      <text:p text:style-name="P21"><text:span text:style-name="T1"><text:tab/>// check row 2, 0b0010-ROW CORRESPONDING TO PC5</text:span></text:p>
      <text:p text:style-name="P21"><text:span text:style-name="T1"><text:tab/>i = scan_row(2);</text:span></text:p>
      <text:p text:style-name="P21"><text:span text:style-name="T1"><text:tab/>key_reg[1] += i;<text:tab/><text:tab/>//key_reg[1] = first_row(4 MSB)-second_row(4 LSB)</text:span></text:p>
      <text:p text:style-name="P21"><text:span text:style-name="T1"><text:tab/></text:span></text:p>
      <text:p text:style-name="P21"><text:span text:style-name="T1"><text:tab/>// check row 3, 0b0100-ROW CORRESPONDING TO PC6</text:span></text:p>
      <text:p text:style-name="P21"><text:span text:style-name="T1"><text:tab/>i = scan_row(3);</text:span></text:p>
      <text:p text:style-name="P21"><text:span text:style-name="T1"><text:tab/>key_reg[0] = swap(i);<text:tab/>//key_reg[0] = third_row(4 MSB) -0000</text:span></text:p>
      <text:p text:style-name="P21"><text:span text:style-name="T1"><text:tab/></text:span></text:p>
      <text:p text:style-name="P21"><text:span text:style-name="T1"><text:tab/>// check row 4, 0b1000-ROW CORRESPONDING TO PC7</text:span></text:p>
      <text:p text:style-name="P21"><text:span text:style-name="T1"><text:tab/>i = scan_row(4);</text:span></text:p>
      <text:p text:style-name="P21"><text:span text:style-name="T1"><text:tab/>key_reg[0] += i;<text:tab/><text:tab/>//key_reg[0] = third_row(4 MSB)-fourth_row(4 LSB)</text:span></text:p>
      <text:p text:style-name="P21"><text:span text:style-name="T1"><text:tab/>PORTC = 0x00;<text:tab/><text:tab/><text:tab/>// added for remote usage</text:span></text:p>
      <text:p text:style-name="P21"><text:span text:style-name="T1">}</text:span></text:p>
      <text:p text:style-name="P21"><text:span text:style-name="T1"/></text:p>
      <text:p text:style-name="P21"><text:span text:style-name="T1">int scan_keypad_rising_edge() {</text:span></text:p>
      <text:p text:style-name="P21"><text:span text:style-name="T1"><text:tab/>// CHECK KEYPAD</text:span></text:p>
      <text:p text:style-name="P21"><text:span text:style-name="T1"><text:tab/>scan_keypad();<text:tab/><text:tab/><text:tab/><text:tab/><text:tab/><text:tab/>// RETURNS RESULTS IN key_reg</text:span></text:p>
      <text:p text:style-name="P21"><text:span text:style-name="T1"><text:tab/>// ADD TEMPORARY VARIABLES</text:span></text:p>
      <text:p text:style-name="P21"><text:span text:style-name="T1"><text:tab/>unsigned char tmp_keypad[2];</text:span></text:p>
      <text:p text:style-name="P21"><text:span text:style-name="T1"><text:tab/>tmp_keypad[0] = key_reg[0];<text:tab/><text:tab/><text:tab/>//tmp_keypad HOLD ACQUIRED DATA FROM SCAN_KEYPAD()</text:span></text:p>
      <text:p text:style-name="P21"><text:span text:style-name="T1"><text:tab/>tmp_keypad[1] = key_reg[1];</text:span></text:p>
      <text:p text:style-name="P21"><text:span text:style-name="T1"><text:tab/></text:span></text:p>
      <text:p text:style-name="P21"><text:span text:style-name="T1"><text:tab/>_delay_ms(0x15);<text:tab/><text:tab/><text:tab/><text:tab/><text:tab/>// APOFYGH SPINTHIRISMOU</text:span></text:p>
      <text:p text:style-name="P21"><text:span text:style-name="T1"><text:tab/></text:span></text:p>
      <text:p text:style-name="P21"><text:span text:style-name="T1"><text:tab/></text:span></text:p>
      <text:p text:style-name="P21"><text:span text:style-name="T1"><text:tab/>scan_keypad();</text:span></text:p>
      <text:p text:style-name="P21"><text:soft-page-break/><text:span text:style-name="T1"><text:tab/>key_reg[0] &amp;= tmp_keypad[0];<text:tab/><text:tab/>// APPORIPSE TIS TIMES POU EMFANISAN SPINTHIRISMO</text:span></text:p>
      <text:p text:style-name="P21"><text:span text:style-name="T1"><text:tab/>key_reg[1] &amp;= tmp_keypad[1];</text:span></text:p>
      <text:p text:style-name="P21"><text:span text:style-name="T1"><text:tab/></text:span></text:p>
      <text:p text:style-name="P21"><text:span text:style-name="T1"><text:tab/>tmp_keypad[0] = mem[0];<text:tab/><text:tab/><text:tab/><text:tab/>// BRING LAST STATE OF SWITCHES FROM RAM TO tmp_keypad</text:span></text:p>
      <text:p text:style-name="P21"><text:span text:style-name="T1"><text:tab/>tmp_keypad[1] = mem[1];</text:span></text:p>
      <text:p text:style-name="P21"><text:span text:style-name="T1"><text:tab/></text:span></text:p>
      <text:p text:style-name="P21"><text:span text:style-name="T1"><text:tab/>mem[0] = key_reg[0];<text:tab/><text:tab/><text:tab/><text:tab/>// STORE NEW KEYPAD STATE IN RAM FOR FUTURE CALL</text:span></text:p>
      <text:p text:style-name="P21"><text:span text:style-name="T1"><text:tab/>mem[1] = key_reg[1];</text:span></text:p>
      <text:p text:style-name="P21"><text:span text:style-name="T1"><text:tab/></text:span></text:p>
      <text:p text:style-name="P21"><text:span text:style-name="T1"><text:tab/></text:span></text:p>
      <text:p text:style-name="P21"><text:span text:style-name="T1"><text:tab/>key_reg[0] &amp;= ~tmp_keypad[0];<text:tab/><text:tab/>// FIND KEYPAD SWITCHES THAT HAVE JUST BEEN PRESSED</text:span></text:p>
      <text:p text:style-name="P21"><text:span text:style-name="T1"><text:tab/>key_reg[1] &amp;= ~tmp_keypad[1];</text:span></text:p>
      <text:p text:style-name="P21"><text:span text:style-name="T1"><text:tab/></text:span></text:p>
      <text:p text:style-name="P21"><text:span text:style-name="T1"><text:tab/>return (key_reg[0] || key_reg[1]); // 16 BIT VALUE INDICATING FRESHLY PRESSED SWITCHES - RETURNS 0 IF NO SWITCH PRESSED</text:span></text:p>
      <text:p text:style-name="P21"><text:span text:style-name="T1">}</text:span></text:p>
      <text:p text:style-name="P21"><text:span text:style-name="T1"/></text:p>
      <text:p text:style-name="P21"><text:span text:style-name="T1">/* CONVERT VALUE TO ASCII CODE *CHECK COMMENT ABOVE SCAN_KEYPAD FOR CORRESPONDENCE</text:span></text:p>
      <text:p text:style-name="P21"><text:span text:style-name="T1">* key_reg[0] = third_row(4 MSB)-fourth_row(4 LSB)</text:span></text:p>
      <text:p text:style-name="P21"><text:span text:style-name="T1">* key_reg[1] = first_row(4 MSB)-second_row(4 LSB)</text:span></text:p>
      <text:p text:style-name="P21"><text:span text:style-name="T1">* LSB -&gt; MSB == LEFT -&gt; RIGHT IN KEYPAD */</text:span></text:p>
      <text:p text:style-name="P21"><text:span text:style-name="T1">unsigned char keypad_to_ascii() {</text:span></text:p>
      <text:p text:style-name="P21"><text:span text:style-name="T1"><text:tab/>if (key_reg[0] &amp; 0x01)</text:span></text:p>
      <text:p text:style-name="P21"><text:span text:style-name="T1"><text:tab/>return '*';</text:span></text:p>
      <text:p text:style-name="P21"><text:span text:style-name="T1"><text:tab/></text:span></text:p>
      <text:p text:style-name="P21"><text:span text:style-name="T1"><text:tab/>if (key_reg[0] &amp; 0x02)</text:span></text:p>
      <text:p text:style-name="P21"><text:span text:style-name="T1"><text:tab/>return '0';</text:span></text:p>
      <text:p text:style-name="P21"><text:span text:style-name="T1"><text:tab/></text:span></text:p>
      <text:p text:style-name="P21"><text:span text:style-name="T1"><text:tab/>if (key_reg[0] &amp; 0x04)</text:span></text:p>
      <text:p text:style-name="P21"><text:span text:style-name="T1"><text:tab/>return '#';</text:span></text:p>
      <text:p text:style-name="P21"><text:span text:style-name="T1"><text:tab/></text:span></text:p>
      <text:p text:style-name="P21"><text:span text:style-name="T1"><text:tab/>if (key_reg[0] &amp; 0x08)</text:span></text:p>
      <text:p text:style-name="P21"><text:span text:style-name="T1"><text:tab/>return 'D';</text:span></text:p>
      <text:p text:style-name="P21"><text:span text:style-name="T1"><text:tab/></text:span></text:p>
      <text:p text:style-name="P21"><text:span text:style-name="T1"><text:tab/>if (key_reg[0] &amp; 0x10)</text:span></text:p>
      <text:p text:style-name="P21"><text:span text:style-name="T1"><text:tab/>return '7';</text:span></text:p>
      <text:p text:style-name="P21"><text:span text:style-name="T1"><text:tab/></text:span></text:p>
      <text:p text:style-name="P21"><text:span text:style-name="T1"><text:tab/>if (key_reg[0] &amp; 0x20)</text:span></text:p>
      <text:p text:style-name="P21"><text:span text:style-name="T1"><text:tab/>return '8';</text:span></text:p>
      <text:p text:style-name="P21"><text:span text:style-name="T1"><text:tab/></text:span></text:p>
      <text:p text:style-name="P21"><text:span text:style-name="T1"><text:tab/>if (key_reg[0] &amp; 0x40)</text:span></text:p>
      <text:p text:style-name="P21"><text:span text:style-name="T1"><text:tab/>return '9';</text:span></text:p>
      <text:p text:style-name="P21"><text:span text:style-name="T1"><text:tab/></text:span></text:p>
      <text:p text:style-name="P21"><text:span text:style-name="T1"><text:tab/>if (key_reg[0] &amp; 0x80)</text:span></text:p>
      <text:p text:style-name="P21"><text:span text:style-name="T1"><text:tab/>return 'C';</text:span></text:p>
      <text:p text:style-name="P21"><text:span text:style-name="T1"><text:tab/></text:span></text:p>
      <text:p text:style-name="P21"><text:span text:style-name="T1"><text:tab/>if (key_reg[1] &amp; 0x01)</text:span></text:p>
      <text:p text:style-name="P21"><text:span text:style-name="T1"><text:tab/>return '4';</text:span></text:p>
      <text:p text:style-name="P21"><text:span text:style-name="T1"><text:tab/></text:span></text:p>
      <text:p text:style-name="P21"><text:span text:style-name="T1"><text:tab/>if (key_reg[1] &amp; 0x02)</text:span></text:p>
      <text:p text:style-name="P21"><text:span text:style-name="T1"><text:tab/>return '5';</text:span></text:p>
      <text:p text:style-name="P21"><text:span text:style-name="T1"><text:tab/></text:span></text:p>
      <text:p text:style-name="P21"><text:span text:style-name="T1"><text:tab/>if (key_reg[1] &amp; 0x04)</text:span></text:p>
      <text:p text:style-name="P21"><text:span text:style-name="T1"><text:tab/>return '6';</text:span></text:p>
      <text:p text:style-name="P21"><text:span text:style-name="T1"><text:tab/></text:span></text:p>
      <text:p text:style-name="P21"><text:span text:style-name="T1"><text:tab/>if (key_reg[1] &amp; 0x08)</text:span></text:p>
      <text:p text:style-name="P21"><text:span text:style-name="T1"><text:tab/>return 'B';</text:span></text:p>
      <text:p text:style-name="P21"><text:soft-page-break/><text:span text:style-name="T1"><text:tab/></text:span></text:p>
      <text:p text:style-name="P21"><text:span text:style-name="T1"><text:tab/>if (key_reg[1] &amp; 0x10)</text:span></text:p>
      <text:p text:style-name="P21"><text:span text:style-name="T1"><text:tab/>return '1';</text:span></text:p>
      <text:p text:style-name="P21"><text:span text:style-name="T1"><text:tab/></text:span></text:p>
      <text:p text:style-name="P21"><text:span text:style-name="T1"><text:tab/>if (key_reg[1] &amp; 0x20)</text:span></text:p>
      <text:p text:style-name="P21"><text:span text:style-name="T1"><text:tab/>return '2';</text:span></text:p>
      <text:p text:style-name="P21"><text:span text:style-name="T1"><text:tab/></text:span></text:p>
      <text:p text:style-name="P21"><text:span text:style-name="T1"><text:tab/>if (key_reg[1] &amp; 0x40)</text:span></text:p>
      <text:p text:style-name="P21"><text:span text:style-name="T1"><text:tab/>return '3';</text:span></text:p>
      <text:p text:style-name="P21"><text:span text:style-name="T1"><text:tab/></text:span></text:p>
      <text:p text:style-name="P21"><text:span text:style-name="T1"><text:tab/>if (key_reg[1] &amp; 0x80)</text:span></text:p>
      <text:p text:style-name="P21"><text:span text:style-name="T1"><text:tab/>return 'A';</text:span></text:p>
      <text:p text:style-name="P21"><text:span text:style-name="T1"><text:tab/></text:span></text:p>
      <text:p text:style-name="P21"><text:span text:style-name="T1"><text:tab/>// Nothing Found</text:span></text:p>
      <text:p text:style-name="P21"><text:span text:style-name="T1"><text:tab/>return 0;</text:span></text:p>
      <text:p text:style-name="P21"><text:span text:style-name="T1">}</text:span></text:p>
      <text:p text:style-name="P10"/>
      <text:p text:style-name="P15"/>
      <text:p text:style-name="P5"/>
      <text:p text:style-name="P29"><text:span text:style-name="T1">Άσκηση 2</text:span></text:p>
      <text:p text:style-name="P14"/>
      <text:p text:style-name="P27"/>
      <text:p text:style-name="P27">.DSEG</text:p>
      <text:p text:style-name="P27">_tmp_: .byte 2</text:p>
      <text:p text:style-name="P27"/>
      <text:p text:style-name="P27">.CSEG</text:p>
      <text:p text:style-name="P27">.include "m16def.inc"</text:p>
      <text:p text:style-name="P27"/>
      <text:p text:style-name="P27">.def temp=r20</text:p>
      <text:p text:style-name="P27">.def cnt=r21</text:p>
      <text:p text:style-name="P27">.macro SET_LEDS_ON</text:p>
      <text:p text:style-name="P27">; MACRO: SET ALL LEDS OF PORTA TO ON</text:p>
      <text:p text:style-name="P27">; AFFECTED REGISTER: </text:p>
      <text:p text:style-name="P27">ser r18</text:p>
      <text:p text:style-name="P27">out PORTB,r18</text:p>
      <text:p text:style-name="P27">.endm</text:p>
      <text:p text:style-name="P27"/>
      <text:p text:style-name="P27"/>
      <text:p text:style-name="P27">.macro SET_LEDS_OFF</text:p>
      <text:p text:style-name="P27">; MACRO: SET ALL LEDS OF PORTA TO ON</text:p>
      <text:p text:style-name="P27">; AFFECTED REGISTER: r20</text:p>
      <text:p text:style-name="P27">clr r20</text:p>
      <text:p text:style-name="P27">out PORTB,r20</text:p>
      <text:p text:style-name="P27">.endm</text:p>
      <text:p text:style-name="P27"/>
      <text:p text:style-name="P27">.org 0x00</text:p>
      <text:p text:style-name="P27">rjmp init</text:p>
      <text:p text:style-name="P27"/>
      <text:p text:style-name="P27">init:</text:p>
      <text:p text:style-name="P27"><text:tab/>clr temp</text:p>
      <text:p text:style-name="P27"><text:tab/>; initialization <text:s/>stack pointer</text:p>
      <text:p text:style-name="P27"><text:tab/>ldi r24, low(RAMEND)</text:p>
      <text:p text:style-name="P27"><text:tab/>out SPL, r24</text:p>
      <text:p text:style-name="P27"/>
      <text:p text:style-name="P27"><text:tab/>ldi r24, high(RAMEND)</text:p>
      <text:p text:style-name="P27"><text:tab/>out SPH, r24</text:p>
      <text:p text:style-name="P27"/>
      <text:p text:style-name="P27"><text:tab/>ser r24 ; r24 = FF</text:p>
      <text:p text:style-name="P27"><text:tab/>out DDRB, r24 ; initialize <text:s/>port b </text:p>
      <text:p text:style-name="P27"><text:tab/>out DDRD, r24 ; and d for output</text:p>
      <text:p text:style-name="P27"/>
      <text:p text:style-name="P27"><text:tab/>ldi r24, (1 &lt;&lt; PC7) | (1 &lt;&lt; PC6) | (1 &lt;&lt; PC5) | (1 &lt;&lt; PC4) </text:p>
      <text:p text:style-name="P27"><text:tab/>out DDRC, r24 ; </text:p>
      <text:p text:style-name="P27"/>
      <text:p text:style-name="P27"/>
      <text:p text:style-name="P27">first_digit:</text:p>
      <text:p text:style-name="P27"><text:tab/>ldi r24,0xf0 ; pernaw asso se ola ta pliktra</text:p>
      <text:p text:style-name="P27"><text:tab/>rcall scan_keypad_rising_edge_sim ; elegxw tis eksodous</text:p>
      <text:p text:style-name="P27"><text:soft-page-break/><text:tab/>clr r22 ; arxikopoiw sto 0</text:p>
      <text:p text:style-name="P27"><text:tab/>or r22, r24 ; ta grafw ola ekei gia na dv an exw allages</text:p>
      <text:p text:style-name="P27"><text:tab/>or r22, r25 ;</text:p>
      <text:p text:style-name="P27"><text:tab/>cpi r22,0 ; an einai 0 shmainei den exw allages kai aksana elegxw</text:p>
      <text:p text:style-name="P27"><text:tab/>breq first_digit</text:p>
      <text:p text:style-name="P27"><text:tab/>cpi r25, 32 ; elegxw gia to 2</text:p>
      <text:p text:style-name="P27"><text:tab/>brne wrong_first </text:p>
      <text:p text:style-name="P27"><text:tab/>cpi r24,0</text:p>
      <text:p text:style-name="P27"><text:tab/>brne wrong_first</text:p>
      <text:p text:style-name="P27"><text:tab/>rjmp second_digit</text:p>
      <text:p text:style-name="P27"><text:tab/></text:p>
      <text:p text:style-name="P27">wrong_first:</text:p>
      <text:p text:style-name="P27"><text:tab/>ldi r21,1 <text:s text:c="5"/>; flag that indicates first digit was incorrect</text:p>
      <text:p text:style-name="P27"/>
      <text:p text:style-name="P27"><text:tab/>second_digit:</text:p>
      <text:p text:style-name="P27"><text:tab/>ldi r24,0xf0 ; pernaw asso se ola ta pliktra</text:p>
      <text:p text:style-name="P27"><text:tab/>rcall scan_keypad_rising_edge_sim ; elegxw tis eksodous</text:p>
      <text:p text:style-name="P27"><text:tab/>clr r22 ; arxikopoiw sto 0</text:p>
      <text:p text:style-name="P27"><text:tab/>or r22, r24 ; ta grafw ola ekei gia na dv an exw allages</text:p>
      <text:p text:style-name="P27"><text:tab/>or r22, r25 </text:p>
      <text:p text:style-name="P27"><text:tab/>cpi r22,0</text:p>
      <text:p text:style-name="P27"><text:tab/>breq second_digit</text:p>
      <text:p text:style-name="P27"><text:tab/>;r24 = 0 r25 = 0b1000000</text:p>
      <text:p text:style-name="P27"><text:tab/>cpi r21,1 </text:p>
      <text:p text:style-name="P27"><text:tab/>breq wrong_passwd<text:tab/></text:p>
      <text:p text:style-name="P27"><text:tab/>cpi r24,0</text:p>
      <text:p text:style-name="P27"><text:tab/>brne wrong_passwd</text:p>
      <text:p text:style-name="P27"><text:tab/>cpi r25,16</text:p>
      <text:p text:style-name="P27"><text:tab/>brne wrong_passwd</text:p>
      <text:p text:style-name="P27"><text:tab/>; an ftasw mexri edw tote exw swsto kwdiko ara </text:p>
      <text:p text:style-name="P27"/>
      <text:p text:style-name="P27">right_password: ; kanei ta 4-sec flashes kai grafei sthn othoni </text:p>
      <text:p text:style-name="P27"><text:tab/>rcall scan_keypad_rising_edge_sim ; extra call for remote usage</text:p>
      <text:p text:style-name="P27"><text:tab/>SET_LEDS_ON <text:s/>; ALL LEDS ON (MACRO)</text:p>
      <text:p text:style-name="P27"><text:tab/>; print <text:s/>WELCOME 21</text:p>
      <text:p text:style-name="P27"><text:tab/>rcall lcd_init_sim</text:p>
      <text:p text:style-name="P27"><text:tab/>ldi r24,'W'</text:p>
      <text:p text:style-name="P27"><text:tab/>rcall lcd_data_sim </text:p>
      <text:p text:style-name="P27"><text:tab/>ldi r24,'E'</text:p>
      <text:p text:style-name="P27"><text:tab/>rcall lcd_data_sim</text:p>
      <text:p text:style-name="P27"><text:tab/>ldi r24,'L'</text:p>
      <text:p text:style-name="P27"><text:tab/>rcall lcd_data_sim</text:p>
      <text:p text:style-name="P27"><text:tab/>ldi r24,'C'</text:p>
      <text:p text:style-name="P27"><text:tab/>rcall lcd_data_sim</text:p>
      <text:p text:style-name="P27"><text:tab/>ldi r24,'O'</text:p>
      <text:p text:style-name="P27"><text:tab/>rcall lcd_data_sim</text:p>
      <text:p text:style-name="P27"><text:tab/>ldi r24,'M'</text:p>
      <text:p text:style-name="P27"><text:tab/>rcall lcd_data_sim</text:p>
      <text:p text:style-name="P27"><text:tab/>ldi r24,'E'</text:p>
      <text:p text:style-name="P27"><text:soft-page-break/><text:tab/>rcall lcd_data_sim</text:p>
      <text:p text:style-name="P27"><text:tab/>ldi r24,' '</text:p>
      <text:p text:style-name="P27"><text:tab/>rcall lcd_data_sim</text:p>
      <text:p text:style-name="P27"><text:tab/>ldi r24,'2'</text:p>
      <text:p text:style-name="P27"><text:tab/>rcall lcd_data_sim</text:p>
      <text:p text:style-name="P27"><text:tab/>ldi r24,'1'</text:p>
      <text:p text:style-name="P27"><text:tab/>rcall lcd_data_sim</text:p>
      <text:p text:style-name="P27"><text:tab/>ldi r24,low(4000)</text:p>
      <text:p text:style-name="P27"><text:tab/>ldi r25,high(4000)</text:p>
      <text:p text:style-name="P27"><text:tab/>rcall wait_msec<text:tab/><text:tab/><text:tab/>; DELAY 4 SECONDS (MACRO)</text:p>
      <text:p text:style-name="P27"><text:tab/>SET_LEDS_OFF</text:p>
      <text:p text:style-name="P27"><text:tab/></text:p>
      <text:p text:style-name="P27"><text:tab/>rjmp first_digit</text:p>
      <text:p text:style-name="P27"/>
      <text:p text:style-name="P27">wrong_passwd:</text:p>
      <text:p text:style-name="P27"><text:tab/>rcall scan_keypad_rising_edge_sim ; extra call for remote usage</text:p>
      <text:p text:style-name="P27"><text:tab/>; print "ALARM ON"</text:p>
      <text:p text:style-name="P27"><text:tab/>rcall lcd_init_sim</text:p>
      <text:p text:style-name="P27"><text:tab/>ldi r24,'A'</text:p>
      <text:p text:style-name="P27"><text:tab/>rcall lcd_data_sim ; ???????? ???? byte ????????? ???? ??????? ??? ?????? lcd</text:p>
      <text:p text:style-name="P27"><text:tab/>ldi r24,'L'</text:p>
      <text:p text:style-name="P27"><text:tab/>rcall lcd_data_sim</text:p>
      <text:p text:style-name="P27"><text:tab/>ldi r24,'A'</text:p>
      <text:p text:style-name="P27"><text:tab/>rcall lcd_data_sim</text:p>
      <text:p text:style-name="P27"><text:tab/>ldi r24,'R'</text:p>
      <text:p text:style-name="P27"><text:tab/>rcall lcd_data_sim</text:p>
      <text:p text:style-name="P27"><text:tab/>ldi r24,'M'</text:p>
      <text:p text:style-name="P27"><text:tab/>rcall lcd_data_sim</text:p>
      <text:p text:style-name="P27"><text:tab/>ldi r24,' '</text:p>
      <text:p text:style-name="P27"><text:tab/>rcall lcd_data_sim</text:p>
      <text:p text:style-name="P27"><text:tab/>ldi r24,'O'</text:p>
      <text:p text:style-name="P27"><text:tab/>rcall lcd_data_sim</text:p>
      <text:p text:style-name="P27"><text:tab/>ldi r24,'N'</text:p>
      <text:p text:style-name="P27"><text:tab/>rcall lcd_data_sim</text:p>
      <text:p text:style-name="P27"><text:tab/>ldi cnt,0x04 <text:tab/><text:tab/>; iterate 4 times </text:p>
      <text:p text:style-name="P27"><text:tab/>L1:</text:p>
      <text:p text:style-name="P27"><text:tab/>SET_LEDS_ON <text:tab/><text:tab/>; set leds on (MACRO)</text:p>
      <text:p text:style-name="P27"><text:tab/>ldi r24,low(500)</text:p>
      <text:p text:style-name="P27"><text:tab/>ldi r25,high(500)</text:p>
      <text:p text:style-name="P27"><text:tab/>rcall wait_msec<text:tab/><text:tab/><text:tab/>; delay 0.5sec (MACRO)</text:p>
      <text:p text:style-name="P27"/>
      <text:p text:style-name="P27"><text:tab/>SET_LEDS_OFF <text:tab/><text:tab/>; set leds off (MACRO)</text:p>
      <text:p text:style-name="P27"><text:tab/>ldi r24,low(500)</text:p>
      <text:p text:style-name="P27"><text:tab/>ldi r25,high(500)</text:p>
      <text:p text:style-name="P27"><text:tab/>rcall wait_msec</text:p>
      <text:p text:style-name="P27"/>
      <text:p text:style-name="P27"><text:tab/>dec cnt <text:tab/><text:tab/><text:tab/>; cnt--</text:p>
      <text:p text:style-name="P27"><text:tab/>cpi cnt, 0x0 <text:tab/><text:tab/>; (cnt == 0) ?</text:p>
      <text:p text:style-name="P27"><text:tab/>brne L1 <text:tab/><text:tab/><text:tab/>; if cnt != 0 goto L1</text:p>
      <text:p text:style-name="P27"><text:soft-page-break/></text:p>
      <text:p text:style-name="P27"><text:tab/>rjmp first_digit</text:p>
      <text:p text:style-name="P27"/>
      <text:p text:style-name="P27"/>
      <text:p text:style-name="P27"/>
      <text:p text:style-name="P27"/>
      <text:p text:style-name="P27"/>
      <text:p text:style-name="P27">scan_row_sim:</text:p>
      <text:p text:style-name="P27"><text:tab/>out PORTC, r25 ; ? ?????????? ?????? ??????? ??? ?????? 1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,low(500) ; ?????????</text:p>
      <text:p text:style-name="P27"><text:tab/>ldi r25,high(500)</text:p>
      <text:p text:style-name="P27"><text:tab/>rcall wait_usec</text:p>
      <text:p text:style-name="P27"><text:tab/>pop r25</text:p>
      <text:p text:style-name="P27"><text:tab/>pop r24 ; ????? ????? ??????</text:p>
      <text:p text:style-name="P27"><text:tab/>nop</text:p>
      <text:p text:style-name="P27"><text:tab/>nop ; ??????????? ??? ?? ???????? ?? ????? ? ?????? ??????????</text:p>
      <text:p text:style-name="P27"><text:tab/>in r24, PINC ; ??????????? ?? ?????? (??????) ??? ????????? ??? ????? ?????????</text:p>
      <text:p text:style-name="P27"><text:tab/>andi r24 ,0x0f ; ????????????? ?? 4 LSB ???? ?? 1 ???????? ??? ????? ?????????</text:p>
      <text:p text:style-name="P27"><text:tab/>ret ; ?? ?????????</text:p>
      <text:p text:style-name="P27"/>
      <text:p text:style-name="P27">scan_keypad_sim:</text:p>
      <text:p text:style-name="P27"><text:tab/>push r26 ; ?????????? ???? ??????????? r27:r26 ????? ????</text:p>
      <text:p text:style-name="P27"><text:tab/>push r27 ; ????????? ???? ???? ???????</text:p>
      <text:p text:style-name="P27"><text:tab/>ldi r25 , 0x10 ; ?????? ??? ????? ?????? ??? ????????????? (PC4: 1 2 3 A)</text:p>
      <text:p text:style-name="P27"><text:tab/>rcall scan_row_sim</text:p>
      <text:p text:style-name="P27"><text:tab/>swap r24 ; ?????????? ?? ??????????</text:p>
      <text:p text:style-name="P27"><text:tab/>mov r27, r24 ; ??? 4 msb ??? r27</text:p>
      <text:p text:style-name="P27"><text:tab/>ldi r25 ,0x20 ; ?????? ?? ??????? ?????? ??? ????????????? (PC5: 4 5 6 B)</text:p>
      <text:p text:style-name="P27"><text:tab/>rcall scan_row_sim</text:p>
      <text:p text:style-name="P27"><text:tab/>add r27, r24 ; ?????????? ?? ?????????? ??? 4 lsb ??? r27</text:p>
      <text:p text:style-name="P27"><text:tab/>ldi r25 , 0x40 ; ?????? ??? ????? ?????? ??? ????????????? (PC6: 7 8 9 C)</text:p>
      <text:p text:style-name="P27"><text:tab/>rcall scan_row_sim</text:p>
      <text:p text:style-name="P27"><text:tab/>swap r24 ; ?????????? ?? ??????????</text:p>
      <text:p text:style-name="P27"><text:tab/>mov r26, r24 ; ??? 4 msb ??? r26</text:p>
      <text:p text:style-name="P27"><text:tab/>ldi r25 ,0x80 ; ?????? ??? ??????? ?????? ??? ????????????? (PC7: * 0 # D)</text:p>
      <text:p text:style-name="P27"><text:tab/>rcall scan_row_sim</text:p>
      <text:p text:style-name="P27"><text:tab/>add r26, r24 ; ?????????? ?? ?????????? ??? 4 lsb ??? r26</text:p>
      <text:p text:style-name="P27"><text:tab/>movw r24, r26 ; ???????? ?? ?????????? ????? ??????????? r25:r24</text:p>
      <text:p text:style-name="P27"><text:tab/>clr r26 ; ?????????? ??? ??? ????????????? ????????</text:p>
      <text:p text:style-name="P27"><text:tab/>out PORTC,r26 ; ?????????? ??? ??? ????????????? ????????</text:p>
      <text:p text:style-name="P27"><text:tab/>pop r27 ; ????????? ???? ??????????? r27:r26</text:p>
      <text:p text:style-name="P27"><text:tab/>pop r26</text:p>
      <text:p text:style-name="P27"><text:tab/>ret</text:p>
      <text:p text:style-name="P27"/>
      <text:p text:style-name="P27">scan_keypad_rising_edge_sim:</text:p>
      <text:p text:style-name="P27"><text:tab/>push r22 ; ?????????? ???? ??????????? r23:r22 ??? ????</text:p>
      <text:p text:style-name="P27"><text:tab/>push r23 ; r26:r27 ????? ???? ????????? ???? ???? ???????</text:p>
      <text:p text:style-name="P27"><text:soft-page-break/><text:tab/>push r26</text:p>
      <text:p text:style-name="P27"><text:tab/>push r27</text:p>
      <text:p text:style-name="P27"><text:tab/>rcall scan_keypad_sim ; ?????? ?? ???????????? ??? ?????????? ?????????</text:p>
      <text:p text:style-name="P27"><text:tab/>push r24 ; ??? ?????????? ?? ??????????</text:p>
      <text:p text:style-name="P27"><text:tab/>push r25</text:p>
      <text:p text:style-name="P27"><text:tab/>ldi r24 ,15 ; ??????????? 15 ms (??????? ????? 10-20 msec ??? ??????????? ??? ???</text:p>
      <text:p text:style-name="P27"><text:tab/>ldi r25 ,0 ; ???????????? ??? ?????????????  ????????????? ????????????)</text:p>
      <text:p text:style-name="P27"><text:tab/>rcall wait_msec</text:p>
      <text:p text:style-name="P27"><text:tab/>rcall scan_keypad_sim ; ?????? ?? ???????????? ???? ??? ????????</text:p>
      <text:p text:style-name="P27"><text:tab/>pop r23 ; ??? ??????? ?????????? ???????????</text:p>
      <text:p text:style-name="P27"><text:tab/>pop r22</text:p>
      <text:p text:style-name="P27"><text:tab/>and r24 ,r22</text:p>
      <text:p text:style-name="P27"><text:tab/>and r25 ,r23</text:p>
      <text:p text:style-name="P27"><text:tab/>ldi r26 ,low(_tmp_) ; ??????? ??? ????????? ??? ????????? ????</text:p>
      <text:p text:style-name="P27"><text:tab/>ldi r27 ,high(_tmp_) ; ??????????? ????? ??? ???????? ????? r27:r26</text:p>
      <text:p text:style-name="P27"><text:tab/>ld r23 ,X+</text:p>
      <text:p text:style-name="P27"><text:tab/>ld r22 ,X</text:p>
      <text:p text:style-name="P27"><text:tab/>st X ,r24 ; ?????????? ??? RAM ?? ??? ?????????</text:p>
      <text:p text:style-name="P27"><text:tab/>st -X ,r25 ; ??? ?????????</text:p>
      <text:p text:style-name="P27"><text:tab/>com r23</text:p>
      <text:p text:style-name="P27"><text:tab/>com r22 ; ???? ???? ????????? ??? ????? «?????» ???????</text:p>
      <text:p text:style-name="P27"><text:tab/>and r24 ,r22</text:p>
      <text:p text:style-name="P27"><text:tab/>and r25 ,r23</text:p>
      <text:p text:style-name="P27"><text:tab/>pop r27 ; ????????? ???? ??????????? r27:r26</text:p>
      <text:p text:style-name="P27"><text:tab/>pop r26 ; ??? r23:r22</text:p>
      <text:p text:style-name="P27"><text:tab/>pop r23</text:p>
      <text:p text:style-name="P27"><text:tab/>pop r22</text:p>
      <text:p text:style-name="P27"><text:tab/>ret </text:p>
      <text:p text:style-name="P27"/>
      <text:p text:style-name="P27">keypad_to_ascii_sim:</text:p>
      <text:p text:style-name="P27"><text:tab/>push r26 ; ?????????? ???? ??????????? r27:r26 ????? ????</text:p>
      <text:p text:style-name="P27"><text:tab/>push r27 ; ????????? ???? ??? ???????</text:p>
      <text:p text:style-name="P27"><text:tab/>movw r26 ,r24 ; ?????? 1 ???? ?????? ??? ?????????? r26 ????????</text:p>
      <text:p text:style-name="P27"><text:tab/>; ?? ???????? ??????? ??? ????????</text:p>
      <text:p text:style-name="P27"><text:tab/>ldi r24 ,'*'</text:p>
      <text:p text:style-name="P27"><text:tab/>; r26</text:p>
      <text:p text:style-name="P27"><text:tab/>;C 9 8 7 D # 0 *</text:p>
      <text:p text:style-name="P27"><text:tab/>sbrc r26 ,0</text:p>
      <text:p text:style-name="P27"><text:tab/>rjmp return_ascii</text:p>
      <text:p text:style-name="P27"><text:tab/>ldi r24 ,'0'</text:p>
      <text:p text:style-name="P27"><text:tab/>sbrc r26 ,1</text:p>
      <text:p text:style-name="P27"><text:tab/>rjmp return_ascii</text:p>
      <text:p text:style-name="P27"><text:tab/>ldi r24 ,'#'</text:p>
      <text:p text:style-name="P27"><text:tab/>sbrc r26 ,2</text:p>
      <text:p text:style-name="P27"><text:tab/>rjmp return_ascii</text:p>
      <text:p text:style-name="P27"><text:tab/>ldi r24 ,'D'</text:p>
      <text:p text:style-name="P27"><text:tab/>sbrc r26 ,3 ; ?? ??? ????? 1??????????? ??? ret, ?????? (?? ????? 1)</text:p>
      <text:p text:style-name="P27"><text:tab/>rjmp return_ascii ; ?????????? ?? ??? ?????????? r24 ??? ASCII ???? ??? D.</text:p>
      <text:p text:style-name="P27"><text:tab/>ldi r24 ,'7'</text:p>
      <text:p text:style-name="P27"><text:soft-page-break/><text:tab/>sbrc r26 ,4</text:p>
      <text:p text:style-name="P27"><text:tab/>rjmp return_ascii</text:p>
      <text:p text:style-name="P27"><text:tab/>ldi r24 ,'8'</text:p>
      <text:p text:style-name="P27"><text:tab/>sbrc r26 ,5</text:p>
      <text:p text:style-name="P27"><text:tab/>rjmp return_ascii</text:p>
      <text:p text:style-name="P27"><text:tab/>ldi r24 ,'9'</text:p>
      <text:p text:style-name="P27"><text:tab/>sbrc r26 ,6</text:p>
      <text:p text:style-name="P27"><text:tab/>rjmp return_ascii ;</text:p>
      <text:p text:style-name="P27"><text:tab/>ldi r24 ,'C'</text:p>
      <text:p text:style-name="P27"><text:tab/>sbrc r26 ,7</text:p>
      <text:p text:style-name="P27"><text:tab/>rjmp return_ascii</text:p>
      <text:p text:style-name="P27"><text:tab/>ldi r24 ,'4' ; ?????? 1 ???? ?????? ??? ?????????? r27 ????????</text:p>
      <text:p text:style-name="P27"><text:tab/>sbrc r27 ,0 ; ?? ???????? ??????? ??? ????????</text:p>
      <text:p text:style-name="P27"><text:tab/>rjmp return_ascii</text:p>
      <text:p text:style-name="P27"><text:tab/>ldi r24 ,'5'</text:p>
      <text:p text:style-name="P27"><text:tab/>;r27</text:p>
      <text:p text:style-name="P27"><text:tab/>;? 3 2 1 B 6 5 4</text:p>
      <text:p text:style-name="P27"><text:tab/>sbrc r27 ,1</text:p>
      <text:p text:style-name="P27"><text:tab/>rjmp return_ascii</text:p>
      <text:p text:style-name="P27"><text:tab/>ldi r24 ,'6'</text:p>
      <text:p text:style-name="P27"><text:tab/>sbrc r27 ,2</text:p>
      <text:p text:style-name="P27"><text:tab/>rjmp return_ascii</text:p>
      <text:p text:style-name="P27"><text:tab/>ldi r24 ,'B'</text:p>
      <text:p text:style-name="P27"><text:tab/>sbrc r27 ,3</text:p>
      <text:p text:style-name="P27"><text:tab/>rjmp return_ascii</text:p>
      <text:p text:style-name="P27"><text:tab/>ldi r24 ,'1'</text:p>
      <text:p text:style-name="P27"><text:tab/>sbrc r27 ,4</text:p>
      <text:p text:style-name="P27"><text:tab/>rjmp return_ascii ;</text:p>
      <text:p text:style-name="P27"><text:tab/>ldi r24 ,'2'</text:p>
      <text:p text:style-name="P27"><text:tab/>sbrc r27 ,5</text:p>
      <text:p text:style-name="P27"><text:tab/>rjmp return_ascii</text:p>
      <text:p text:style-name="P27"><text:tab/>ldi r24 ,'3' </text:p>
      <text:p text:style-name="P27"><text:tab/>sbrc r27 ,6</text:p>
      <text:p text:style-name="P27"><text:tab/>rjmp return_ascii</text:p>
      <text:p text:style-name="P27"><text:tab/>ldi r24 ,'A'</text:p>
      <text:p text:style-name="P27"><text:tab/>sbrc r27 ,7</text:p>
      <text:p text:style-name="P27"><text:tab/>rjmp return_ascii</text:p>
      <text:p text:style-name="P27"><text:tab/>clr r24</text:p>
      <text:p text:style-name="P27"><text:tab/>rjmp return_ascii</text:p>
      <text:p text:style-name="P27"><text:tab/>return_ascii:</text:p>
      <text:p text:style-name="P27"><text:tab/>pop r27 ; ????????? ???? ??????????? r27:r26</text:p>
      <text:p text:style-name="P27"><text:tab/>pop r26</text:p>
      <text:p text:style-name="P27"><text:tab/>ret </text:p>
      <text:p text:style-name="P27"/>
      <text:p text:style-name="P27">write_2_nibbles_sim: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 ,low(6000) ; ?????????</text:p>
      <text:p text:style-name="P27"><text:tab/>ldi r25 ,high(6000)</text:p>
      <text:p text:style-name="P27"><text:soft-page-break/><text:tab/>rcall wait_usec</text:p>
      <text:p text:style-name="P27"><text:tab/>pop r25</text:p>
      <text:p text:style-name="P27"><text:tab/>pop r24 ; ????? ????? ??????</text:p>
      <text:p text:style-name="P27"><text:tab/>push r24 ; ??????? ?? 4 MSB</text:p>
      <text:p text:style-name="P27"><text:tab/>in r25, PIND ; ??????????? ?? 4 LSB ??? ?? ?????????????</text:p>
      <text:p text:style-name="P27"><text:tab/>andi r25, 0x0f ; ??? ?? ??? ????????? ??? ????? ??????????? ?????????</text:p>
      <text:p text:style-name="P27"><text:tab/>andi r24, 0xf0 ; ????????????? ?? 4 MSB ???</text:p>
      <text:p text:style-name="P27"><text:tab/>add r24, r25 ; ???????????? ?? ?? ???????????? 4 LSB</text:p>
      <text:p text:style-name="P27"><text:tab/>out PORTD, r24 ; ??? ???????? ???? ?????</text:p>
      <text:p text:style-name="P27"><text:tab/>sbi PORTD, PD3 ; ????????????? ?????? Enable ???? ????????? PD3</text:p>
      <text:p text:style-name="P27"><text:tab/>cbi PORTD, PD3 ; PD3=1 ??? ???? PD3=0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 ,low(6000) ; ?????????</text:p>
      <text:p text:style-name="P27"><text:tab/>ldi r25 ,high(6000)</text:p>
      <text:p text:style-name="P27"><text:tab/>rcall wait_usec</text:p>
      <text:p text:style-name="P27"><text:tab/>pop r25</text:p>
      <text:p text:style-name="P27"><text:tab/>pop r24 ; ????? ????? ??????</text:p>
      <text:p text:style-name="P27"><text:tab/>pop r24 ; ??????? ?? 4 LSB. ????????? ?? byte.</text:p>
      <text:p text:style-name="P27"><text:tab/>swap r24 ; ????????????? ?? 4 MSB ?? ?? 4 LSB</text:p>
      <text:p text:style-name="P27"><text:tab/>andi r24 ,0xf0 ; ??? ?? ??? ????? ???? ?????????????</text:p>
      <text:p text:style-name="P27"><text:tab/>add r24, r25</text:p>
      <text:p text:style-name="P27"><text:tab/>out PORTD, r24</text:p>
      <text:p text:style-name="P27"><text:tab/>sbi PORTD, PD3 ; ???? ?????? Enable</text:p>
      <text:p text:style-name="P27"><text:tab/>cbi PORTD, PD3</text:p>
      <text:p text:style-name="P27"><text:tab/>ret</text:p>
      <text:p text:style-name="P27"/>
      <text:p text:style-name="P27">lcd_data_sim:</text:p>
      <text:p text:style-name="P27"><text:tab/>push r24</text:p>
      <text:p text:style-name="P27"><text:tab/>push r25</text:p>
      <text:p text:style-name="P27"><text:tab/>sbi PORTD,PD2</text:p>
      <text:p text:style-name="P27"><text:tab/>rcall write_2_nibbles_sim</text:p>
      <text:p text:style-name="P27"><text:tab/>ldi r24,43</text:p>
      <text:p text:style-name="P27"><text:tab/>ldi r25,0</text:p>
      <text:p text:style-name="P27"><text:tab/>rcall wait_usec</text:p>
      <text:p text:style-name="P27"><text:tab/>pop r25</text:p>
      <text:p text:style-name="P27"><text:tab/>pop r24</text:p>
      <text:p text:style-name="P27"><text:tab/>ret</text:p>
      <text:p text:style-name="P27"/>
      <text:p text:style-name="P27">lcd_command_sim:</text:p>
      <text:p text:style-name="P27"><text:tab/>push r24 ; ?????????? ???? ??????????? r25:r24 ????? ????</text:p>
      <text:p text:style-name="P27"><text:tab/>push r25 ; ????????? ???? ??? ???????</text:p>
      <text:p text:style-name="P27"><text:tab/>cbi PORTD, PD2 ; ??????? ??? ?????????? ??????? (PD2=0)</text:p>
      <text:p text:style-name="P27"><text:tab/>rcall write_2_nibbles_sim ; ???????? ??? ??????? ??? ??????? 39?sec</text:p>
      <text:p text:style-name="P27"><text:tab/>ldi r24, 39 ; ??? ??? ?????????? ??? ????????? ??? ??? ??? ??????? ??? lcd.</text:p>
      <text:p text:style-name="P27"><text:tab/>ldi r25, 0 ; ???.: ???????? ??? ???????, ?? clear display ??? return home,</text:p>
      <text:p text:style-name="P27"><text:tab/>rcall wait_usec ; ??? ???????? ????????? ?????????? ??????? ????????.</text:p>
      <text:p text:style-name="P27"><text:tab/>pop r25 ; ????????? ???? ??????????? r25:r24</text:p>
      <text:p text:style-name="P27"><text:tab/>pop r24</text:p>
      <text:p text:style-name="P27"><text:soft-page-break/><text:tab/>ret </text:p>
      <text:p text:style-name="P27"/>
      <text:p text:style-name="P27">lcd_init_sim:</text:p>
      <text:p text:style-name="P27"><text:tab/>push r24 ; ?????????? ???? ??????????? r25:r24 ????? ????</text:p>
      <text:p text:style-name="P27"><text:tab/>push r25 ; ????????? ???? ??? ???????</text:p>
      <text:p text:style-name="P27"/>
      <text:p text:style-name="P27"><text:tab/>ldi r24, 40 ; ???? ? ???????? ??? lcd ????????????? ??</text:p>
      <text:p text:style-name="P27"><text:tab/>ldi r25, 0 ; ????? ??????? ??? ???? ??? ????????????.</text:p>
      <text:p text:style-name="P27"><text:tab/>rcall wait_msec ; ??????? 40 msec ????? ???? ?? ???????????.</text:p>
      <text:p text:style-name="P27"><text:tab/>ldi r24, 0x30 ; ?????? ????????? ?? 8 bit mode</text:p>
      <text:p text:style-name="P27"><text:tab/>out PORTD, r24 ; ?????? ??? ???????? ?? ??????? ???????</text:p>
      <text:p text:style-name="P27"><text:tab/>sbi PORTD, PD3 ; ??? ?? ?????????? ??????? ??? ???????</text:p>
      <text:p text:style-name="P27"><text:tab/>cbi PORTD, PD3 ; ??? ??????, ? ?????? ???????????? ??? ?????</text:p>
      <text:p text:style-name="P27"><text:tab/>ldi r24, 39</text:p>
      <text:p text:style-name="P27"><text:tab/>ldi r25, 0 ; ??? ? ???????? ??? ?????? ????????? ?? 8-bit mode</text:p>
      <text:p text:style-name="P27"><text:tab/>rcall wait_usec ; ??? ?? ?????? ??????, ???? ?? ? ???????? ???? ??????????</text:p>
      <text:p text:style-name="P27"><text:tab/>; ??????? 4 bit ?? ??????? ?? ?????????? 8 bit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,low(1000) ; ?????????</text:p>
      <text:p text:style-name="P27"><text:tab/>ldi r25,high(1000)</text:p>
      <text:p text:style-name="P27"><text:tab/>rcall wait_usec</text:p>
      <text:p text:style-name="P27"><text:tab/>pop r25</text:p>
      <text:p text:style-name="P27"><text:tab/>pop r24 ; ????? ????? ??????</text:p>
      <text:p text:style-name="P27"><text:tab/>ldi r24, 0x30</text:p>
      <text:p text:style-name="P27"><text:tab/>out PORTD, r24</text:p>
      <text:p text:style-name="P27"><text:tab/>sbi PORTD, PD3</text:p>
      <text:p text:style-name="P27"><text:tab/>cbi PORTD, PD3</text:p>
      <text:p text:style-name="P27"><text:tab/>ldi r24,39</text:p>
      <text:p text:style-name="P27"><text:tab/>ldi r25,0</text:p>
      <text:p text:style-name="P27"><text:tab/>rcall wait_usec 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 ,low(1000) ; ?????????</text:p>
      <text:p text:style-name="P27"><text:tab/>ldi r25 ,high(1000)</text:p>
      <text:p text:style-name="P27"><text:tab/>rcall wait_usec</text:p>
      <text:p text:style-name="P27"><text:tab/>pop r25</text:p>
      <text:p text:style-name="P27"><text:tab/>pop r24 ; ????? ????? ??????</text:p>
      <text:p text:style-name="P27"><text:tab/>ldi r24,0x20 ; ?????? ?? 4-bit mode</text:p>
      <text:p text:style-name="P27"><text:tab/>out PORTD, r24</text:p>
      <text:p text:style-name="P27"><text:tab/>sbi PORTD, PD3</text:p>
      <text:p text:style-name="P27"><text:tab/>cbi PORTD, PD3</text:p>
      <text:p text:style-name="P27"><text:tab/>ldi r24,39</text:p>
      <text:p text:style-name="P27"><text:tab/>ldi r25,0</text:p>
      <text:p text:style-name="P27"><text:tab/>rcall wait_usec</text:p>
      <text:p text:style-name="P27"><text:tab/>push r24 ; ????? ?????? ??? ??????????? ??? ?? ?????</text:p>
      <text:p text:style-name="P27"><text:tab/>push r25 ; ?????????? ??? ???????????? ??????????????</text:p>
      <text:p text:style-name="P27"><text:tab/>ldi r24 ,low(1000) ; ?????????</text:p>
      <text:p text:style-name="P27"><text:tab/>ldi r25 ,high(1000)</text:p>
      <text:p text:style-name="P27"><text:soft-page-break/><text:tab/>rcall wait_usec</text:p>
      <text:p text:style-name="P27"><text:tab/>pop r25</text:p>
      <text:p text:style-name="P27"><text:tab/>pop r24 ; ????? ????? ??????</text:p>
      <text:p text:style-name="P27"><text:tab/>ldi r24,0x28 ; ??????? ?????????? ???????? 5x8 ????????</text:p>
      <text:p text:style-name="P27"><text:tab/>rcall lcd_command_sim ; ??? ???????? ??? ??????? ???? ?????</text:p>
      <text:p text:style-name="P27"><text:tab/>ldi r24,0x0c ; ???????????? ??? ??????, ???????? ??? ???????</text:p>
      <text:p text:style-name="P27"><text:tab/>rcall lcd_command_sim</text:p>
      <text:p text:style-name="P27"><text:tab/>ldi r24,0x01 ; ?????????? ??? ??????</text:p>
      <text:p text:style-name="P27"><text:tab/>rcall lcd_command_sim</text:p>
      <text:p text:style-name="P27"><text:tab/>ldi r24, low(1530)</text:p>
      <text:p text:style-name="P27"><text:tab/>ldi r25, high(1530)</text:p>
      <text:p text:style-name="P27"><text:tab/>rcall wait_usec</text:p>
      <text:p text:style-name="P27"><text:tab/>ldi r24 ,0x06 ; ???????????? ????????? ??????? ???? 1 ??? ??????????</text:p>
      <text:p text:style-name="P27"><text:tab/>rcall lcd_command_sim ; ??? ????? ???????????? ???? ??????? ??????????? ???</text:p>
      <text:p text:style-name="P27"><text:tab/>; ?????????????? ??? ????????? ????????? ??? ??????</text:p>
      <text:p text:style-name="P27"><text:tab/>pop r25 ; ????????? ???? ??????????? r25:r24</text:p>
      <text:p text:style-name="P27"><text:tab/>pop r24</text:p>
      <text:p text:style-name="P27"><text:tab/>ret</text:p>
      <text:p text:style-name="P27"/>
      <text:p text:style-name="P27">wait_msec:</text:p>
      <text:p text:style-name="P27"><text:tab/>push r24<text:tab/><text:tab/><text:tab/><text:tab/>; 2 ?????? (0.250 ?sec)</text:p>
      <text:p text:style-name="P27"><text:tab/>push r25<text:tab/><text:tab/><text:tab/><text:tab/>; 2 ??????</text:p>
      <text:p text:style-name="P27"><text:tab/>ldi r24 , low(998)<text:tab/><text:tab/>; ??????? ??? ?????. r25:r24 ?? 998 (1 ?????? - 0.125 ?sec)</text:p>
      <text:p text:style-name="P27"><text:tab/>ldi r25 , high(998)<text:tab/><text:tab/>; 1 ?????? (0.125 ?sec)</text:p>
      <text:p text:style-name="P27"><text:tab/>rcall wait_usec<text:tab/><text:tab/><text:tab/>; 3 ?????? (0.375 ?sec), ???????? ???????? ??????????? 998.375 ?sec</text:p>
      <text:p text:style-name="P27"><text:tab/>pop r25<text:tab/><text:tab/><text:tab/><text:tab/><text:tab/>; 2 ?????? (0.250 ?sec)</text:p>
      <text:p text:style-name="P27"><text:tab/>pop r24<text:tab/><text:tab/><text:tab/><text:tab/><text:tab/>; 2 ??????</text:p>
      <text:p text:style-name="P27"><text:tab/>sbiw r24 , 1<text:tab/><text:tab/><text:tab/>; 2 ??????</text:p>
      <text:p text:style-name="P27"><text:tab/>brne wait_msec<text:tab/><text:tab/><text:tab/>; 1 ? 2 ?????? (0.125 ? 0.250 ?sec)</text:p>
      <text:p text:style-name="P27"><text:tab/>ret<text:tab/><text:tab/><text:tab/><text:tab/><text:tab/><text:tab/>; 4 ?????? (0.500 ?sec)</text:p>
      <text:p text:style-name="P27"/>
      <text:p text:style-name="P27">wait_usec:</text:p>
      <text:p text:style-name="P27"><text:tab/>sbiw r24 ,1<text:tab/><text:tab/><text:tab/>; 2 ?????? (0.250 ?sec)</text:p>
      <text:p text:style-name="P27"><text:tab/>nop<text:tab/><text:tab/><text:tab/><text:tab/><text:tab/>; 1 ?????? (0.125 ?sec)</text:p>
      <text:p text:style-name="P27"><text:tab/>nop<text:tab/><text:tab/><text:tab/><text:tab/><text:tab/>; 1 ?????? (0.125 ?sec)</text:p>
      <text:p text:style-name="P27"><text:tab/>nop<text:tab/><text:tab/><text:tab/><text:tab/><text:tab/>; 1 ?????? (0.125 ?sec)</text:p>
      <text:p text:style-name="P27"><text:tab/>nop<text:tab/><text:tab/><text:tab/><text:tab/><text:tab/>; 1 ?????? (0.125 ?sec)</text:p>
      <text:p text:style-name="P27"><text:tab/>brne wait_usec<text:tab/><text:tab/>; 1 ? 2 ?????? (0.125 ? 0.250 ?sec)</text:p>
      <text:p text:style-name="P27"><text:tab/>ret<text:tab/><text:tab/><text:tab/><text:tab/><text:tab/>; 4 ?????? (0.500 ?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23:12:54.104000000</meta:creation-date>
    <dc:date>2021-11-26T18:46:01.586573968</dc:date>
    <meta:editing-duration>PT13M56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13" meta:paragraph-count="575" meta:word-count="2596" meta:character-count="15362" meta:non-whitespace-character-count="12586"/>
  </office:meta>
</office:document-meta>
</file>